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language="pt" fo:country="PT" fo:font-weight="bold" style:font-weight-asian="bold" style:font-weight-complex="bold"/>
    </style:style>
    <style:style style:name="P3" style:family="paragraph" style:parent-style-name="Standard">
      <style:paragraph-properties fo:line-height="150%"/>
      <style:text-properties fo:language="pt" fo:country="PT" fo:font-weight="normal" fo:background-color="transparent" style:font-weight-asian="normal" style:font-weight-complex="normal"/>
    </style:style>
    <style:style style:name="P4" style:family="paragraph" style:parent-style-name="Standard">
      <style:paragraph-properties fo:line-height="150%"/>
      <style:text-properties fo:language="pt" fo:country="PT" fo:font-style="normal" fo:font-weight="normal" fo:background-color="transparent" style:font-style-asian="normal" style:font-weight-asian="normal" style:font-style-complex="normal" style:font-weight-complex="normal"/>
    </style:style>
    <style:style style:name="P5" style:family="paragraph" style:parent-style-name="Standard">
      <style:paragraph-properties fo:line-height="150%"/>
      <style:text-properties fo:font-weight="normal" style:font-weight-asian="normal" style:font-weight-complex="normal"/>
    </style:style>
    <style:style style:name="T1" style:family="text">
      <style:text-properties fo:language="pt" fo:country="PT" fo:font-weight="normal" style:font-weight-asian="normal" style:font-weight-complex="normal"/>
    </style:style>
    <style:style style:name="T2" style:family="text">
      <style:text-properties fo:language="pt" fo:country="PT" fo:font-weight="normal" fo:background-color="transparent" style:font-weight-asian="normal" style:font-weight-complex="normal"/>
    </style:style>
    <style:style style:name="T3" style:family="text">
      <style:text-properties fo:language="pt" fo:country="PT" fo:font-style="italic" fo:font-weight="normal" style:font-style-asian="italic" style:font-weight-asian="normal" style:font-style-complex="italic" style:font-weight-complex="normal"/>
    </style:style>
    <style:style style:name="T4" style:family="text">
      <style:text-properties fo:language="pt" fo:country="PT" fo:font-style="italic" fo:font-weight="normal" fo:background-color="transparent" style:font-style-asian="italic" style:font-weight-asian="normal" style:font-style-complex="italic" style:font-weight-complex="normal"/>
    </style:style>
    <style:style style:name="T5" style:family="text">
      <style:text-properties fo:language="pt" fo:country="PT" fo:font-style="italic" style:text-underline-style="none" fo:font-weight="normal" style:font-style-asian="italic" style:font-weight-asian="normal" style:font-style-complex="italic" style:font-weight-complex="normal"/>
    </style:style>
    <style:style style:name="T6" style:family="text">
      <style:text-properties fo:language="pt" fo:country="PT" fo:font-style="italic" fo:background-color="transparent" style:font-style-asian="italic" style:font-style-complex="italic"/>
    </style:style>
    <style:style style:name="T7" style:family="text">
      <style:text-properties fo:language="pt" fo:country="PT" fo:font-style="normal" fo:font-weight="normal" fo:background-color="transparent" style:font-style-asian="normal" style:font-weight-asian="normal" style:font-style-complex="normal" style:font-weight-complex="normal"/>
    </style:style>
    <style:style style:name="T8" style:family="text">
      <style:text-properties fo:language="pt" fo:country="PT" fo:font-style="normal" fo:background-color="transparent" style:font-style-asian="normal" style:font-style-complex="normal"/>
    </style:style>
    <style:style style:name="T9" style:family="text">
      <style:text-properties fo:language="pt" fo:country="PT" fo:font-style="normal" fo:font-weight="bold" fo:background-color="transparent" style:font-style-asian="normal" style:font-weight-asian="bold" style:font-style-complex="normal" style:font-weight-complex="bold"/>
    </style:style>
    <style:style style:name="T10" style:family="text">
      <style:text-properties fo:language="pt" fo:country="PT" style:text-underline-style="solid" style:text-underline-width="auto" style:text-underline-color="font-color" fo:font-weight="normal" style:font-weight-asian="normal" style:font-weight-complex="normal"/>
    </style:style>
    <style:style style:name="T11" style:family="text">
      <style:text-properties fo:language="pt" fo:country="PT" style:text-underline-style="none" fo:font-weight="normal" style:font-weight-asian="normal" style:font-weight-complex="normal"/>
    </style:style>
    <style:style style:name="T12" style:family="text">
      <style:text-properties fo:language="pt" fo:country="PT"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história de Brenda Neville</text:p>
      <text:p text:style-name="P2"/>
      <text:p text:style-name="P1"><text:span text:style-name="T1">A senhora </text:span><text:span text:style-name="T1">Brenda </text:span><text:span text:style-name="T1">Neville, ou Ms. Neville como toda a gente da vizinhança lhe chama, é uma velhota simpática, </text:span><text:span text:style-name="T1">vivaça </text:span><text:span text:style-name="T1">como poucos para os s</text:span><text:span text:style-name="T1">eus</text:span><text:span text:style-name="T1"> oitenta e alguns anos, mais ou menos viúva (já vos conto o porquê do “mais ou menos”), que conheci durante o ano e meio que vivi em Cove Bay, um subúrbio de Aberdeen, na Escócia. </text:span><text:span text:style-name="T1">No que à</text:span><text:span text:style-name="T7"> Escócia </text:span><text:span text:style-name="T7">diz respeito</text:span><text:span text:style-name="T7"> digo-vos já que nem só de escoceses </text:span><text:span text:style-name="T7">ela </text:span><text:span text:style-name="T7">está cheia, </text:span><text:span text:style-name="T7">não senhor...</text:span><text:span text:style-name="T7"> </text:span><text:span text:style-name="T7">sendo</text:span><text:span text:style-name="T7"> também </text:span><text:span text:style-name="T7">terreno </text:span><text:span text:style-name="T7">fértil em criaturas nocturnas sedentas de sangue </text:span><text:span text:style-name="T7">das quais todos sabemos o nome</text:span><text:span text:style-name="T7">.</text:span></text:p>
      <text:p text:style-name="P4"/>
      <text:p text:style-name="P1"><text:span text:style-name="T1">P</text:span><text:span text:style-name="T1">ela cara de espanto que o</text:span><text:span text:style-name="T1"> leitor </text:span><text:span text:style-name="T1">fez ao ler as linhas anteriores deduzo que </text:span><text:span text:style-name="T1">não esperaria encontrar-me por </text:span><text:span text:style-name="T1">estas paragens</text:span><text:span text:style-name="T1">. </text:span><text:span text:style-name="T1">Não deixa de ter o seu quê de razão, </text:span><text:span text:style-name="T1">embora a</text:span><text:span text:style-name="T1">lguém que tenha prestado mais atenção às minhas histórias certamente perceberá que ando sempre de um lado para o outro e </text:span><text:span text:style-name="T1">que </text:span><text:span text:style-name="T1">as minhas aventuras raramente têm pouso certo. </text:span><text:span text:style-name="T1">Se bem que é verdadeiro que </text:span><text:span text:style-name="T1">a grande maioria </text:span><text:span text:style-name="T1">delas </text:span><text:span text:style-name="T1">ocorr</text:span><text:span text:style-name="T1">e</text:span><text:span text:style-name="T1"> nas terras da Tasmânia, que é efectivamente a </text:span><text:span text:style-name="T1">minha terra natal e o paradeiro de origem de todos </text:span><text:span text:style-name="T1">os meus antepassados... </text:span><text:span text:style-name="T1">nem todas aí têm lugar, </text:span><text:span text:style-name="T1">pois </text:span><text:span text:style-name="T1">nem sempre </text:span><text:span text:style-name="T1">eu </text:span><text:span text:style-name="T1">estou por casa</text:span><text:span text:style-name="T1">. </text:span><text:span text:style-name="T1">S</text:span><text:span text:style-name="T1">em qualquer </text:span><text:span text:style-name="T1">ponta de </text:span><text:span text:style-name="T1">soberba</text:span><text:span text:style-name="T1"> </text:span><text:span text:style-name="T1">penso poder</text:span><text:span text:style-name="T1"> qualificar-me como</text:span><text:span text:style-name="T1"> </text:span><text:span text:style-name="T1">um</text:span><text:span text:style-name="T1">a espécie de</text:span><text:span text:style-name="T1"> </text:span><text:span text:style-name="T1">“cidadão do mundo”, </text:span><text:span text:style-name="T1">como se </text:span><text:span text:style-name="T1">costuma dizer</text:span><text:span text:style-name="T1"> na gíria popular</text:span><text:span text:style-name="T1">, </text:span><text:span text:style-name="T1">uma vez que </text:span><text:span text:style-name="T1">passo cerca de metade do ano a viajar </text:span><text:span text:style-name="T1">e de um lado para o outro</text:span><text:span text:style-name="T1">. </text:span><text:span text:style-name="T1">E na verdade n</text:span><text:span text:style-name="T1">ão tenho grande opção e</text:span><text:span text:style-name="T1">m</text:span><text:span text:style-name="T1"> fazê-lo de outra forma, dada a </text:span><text:span text:style-name="T5">profissão</text:span><text:span text:style-name="T1"> que </text:span><text:span text:style-name="T10">felizmente</text:span><text:span text:style-name="T11"> </text:span><text:span text:style-name="T11">( e sublinho o felizmente porque é coisa que muito me orgulha)</text:span><text:span text:style-name="T11"> </text:span><text:span text:style-name="T1">herdei </text:span><text:span text:style-name="T1">de família, e à organização </text:span><text:span text:style-name="T1">da qual muito me apraz fazer parte</text:span><text:span text:style-name="T1">... Falo d</text:span><text:span text:style-name="T1">a Ordem do</text:span><text:span text:style-name="T1"> “</text:span><text:span text:style-name="T3">Interfector</text:span><text:span text:style-name="T1"> </text:span><text:span text:style-name="T4">Sangine”, </text:span><text:span text:style-name="T7">que em termos laicos é mais ou menos o mesmo que dizer: “Ordem daqueles que caçam os </text:span><text:span text:style-name="T7">adoradores e </text:span><text:span text:style-name="T7">chupistas de sangue”</text:span><text:span text:style-name="T4">. </text:span><text:span text:style-name="T7">A irmandade dos caçadores de vampiros </text:span><text:span text:style-name="T7">para quem não gosta de eufemismos</text:span><text:span text:style-name="T7">. </text:span><text:span text:style-name="T7">Os quatro ramos anteriores </text:span><text:span text:style-name="T7">a mim</text:span><text:span text:style-name="T7"> </text:span><text:span text:style-name="T7">na minha árvore genealógica fizeram </text:span><text:span text:style-name="T7">todos</text:span><text:span text:style-name="T7"> parte </text:span><text:span text:style-name="T7">dela</text:span><text:span text:style-name="T7">. </text:span></text:p>
      <text:p text:style-name="P4"/>
      <text:p text:style-name="P1"><text:span text:style-name="T7">Normalmente reunimo-nos duas vezes por ano, </text:span><text:span text:style-name="T7">três no máximo, </text:span><text:span text:style-name="T7">sempre em locais distintos e altamente secretos, </text:span><text:span text:style-name="T7">de preferência</text:span><text:span text:style-name="T7"> em antigos castelos, em </text:span><text:span text:style-name="T7">edifícios em ruínas ou</text:span><text:span text:style-name="T7"> </text:span><text:span text:style-name="T7">em </text:span><text:span text:style-name="T7">armazéns abandonados, sempre como visitantes clandestinos. </text:span><text:span text:style-name="T7">Nesta casa o s</text:span><text:span text:style-name="T7">igilo é lei.</text:span><text:span text:style-name="T7"> </text:span><text:span text:style-name="T7">Do próximo encontro a informação chega</text:span><text:span text:style-name="T7">rá</text:span><text:span text:style-name="T7"> sempre pelo correio sob a forma de uma carta selada com o lacre da organização, mas nunca com </text:span><text:span text:style-name="T7">a mínima indicação que pe</text:span><text:span text:style-name="T7">r</text:span><text:span text:style-name="T7">mita a outrem qualquer identificar o r</text:span><text:span text:style-name="T7">emetente, <text:s/>com um máximo de três dias de antecedência em relação ao </text:span><text:span text:style-name="T7">evento. </text:span><text:span text:style-name="T7">A longevidade </text:span><text:span text:style-name="T7">da </text:span><text:span text:style-name="T7">nossa vida depende do quão secreta a conseguirmos preservar </text:span><text:span text:style-name="T7">junto de olhares alheios</text:span><text:span text:style-name="T7">. </text:span><text:span text:style-name="T7">Falo tanto da carta como do ajuntamento propriamente dito.</text:span></text:p>
      <text:p text:style-name="P4"/>
      <text:p text:style-name="P1"><text:span text:style-name="T7">A </text:span><text:span text:style-name="T7">ordem é presidida por um </text:span><text:span text:style-name="T7">g</text:span><text:span text:style-name="T7">rão-</text:span><text:span text:style-name="T7">m</text:span><text:span text:style-name="T7">estre, também ele um caçador de vampiros, </text:span><text:span text:style-name="T7">claro está, </text:span><text:span text:style-name="T7">sendo que o cargo é sempre ocupado pelo mais velho de todos os membros, </text:span><text:span text:style-name="T7">por sucessão directa</text:span><text:span text:style-name="T7">. </text:span><text:span text:style-name="T7">Do </text:span><text:soft-page-break/><text:span text:style-name="T7">actual </text:span><text:span text:style-name="T7">g</text:span><text:span text:style-name="T7">rão-</text:span><text:span text:style-name="T7">m</text:span><text:span text:style-name="T7">estre da ordem , </text:span><text:span text:style-name="T7">um </text:span><text:span text:style-name="T7">guerreiro</text:span><text:span text:style-name="T7"> “ancião” de setenta e dois anos, </text:span><text:span text:style-name="T7">contam-se inúmeras histórias </text:span><text:span text:style-name="T7">as quais</text:span><text:span text:style-name="T7"> </text:span><text:span text:style-name="T7">para os meus ouvidos</text:span><text:span text:style-name="T7"> </text:span><text:span text:style-name="T7">em muito </text:span><text:span text:style-name="T7">se assemelham a</text:span><text:span text:style-name="T7"> lendas, relatos de batalhas vencidas por um </text:span><text:span text:style-name="T7">só </text:span><text:span text:style-name="T7">homem </text:span><text:span text:style-name="T7">solitário </text:span><text:span text:style-name="T7">contra dezenas de oponentes </text:span><text:span text:style-name="T7">mordazes e </text:span><text:span text:style-name="T7">capazes</text:span><text:span text:style-name="T7">. </text:span><text:span text:style-name="T7">Há </text:span><text:span text:style-name="T7">inclusive </text:span><text:span text:style-name="T7">até quem diga</text:span><text:span text:style-name="T7"> </text:span><text:span text:style-name="T7">que ele é </text:span><text:span text:style-name="T7">totalmente </text:span><text:span text:style-name="T7">imune ao veneno dos vampiros, que já foi mordido em mais </text:span><text:span text:style-name="T7">do </text:span><text:span text:style-name="T7">que uma ocasião e que resistiu sempre à metamorfose, ao ponto d</text:span><text:span text:style-name="T7">e </text:span><text:span text:style-name="T7">os vampiros já nem sequer se darem ao trabalho de o tentarem </text:span><text:span text:style-name="T7">trincar</text:span><text:span text:style-name="T7">. </text:span><text:span text:style-name="T7">Pessoalmente nunca me questionei sobre </text:span><text:span text:style-name="T7">a veracidade de tais testemunhos</text:span><text:span text:style-name="T7">, todo o ser humano precisa dos seus heróis e das suas lendas</text:span><text:span text:style-name="T7">... </text:span><text:span text:style-name="T7">Não vejo mal nenhum nisso, antes pelo contrário...</text:span><text:span text:style-name="T7"> </text:span></text:p>
      <text:p text:style-name="P4"/>
      <text:p text:style-name="P1"><text:span text:style-name="T7">Entrar aqui em pormenores sobre a </text:span><text:span text:style-name="T4">“Interfector” </text:span><text:span text:style-name="T7">não era de todo a missão destas palavras que agora coloco preto no branco, sendo assim vou dar este raciocínio por terminado quanto antes. Já estou a divagar demasiado e a fugir de sobremaneira ao assunto principal desta efeméride. Como informação complementar informo apenas que os membros desta irmandade combatem estas almas excomungadas das trevas pelos quatro quantos do mundo, indo onde forem precisos, onde forem chamados a intervir. Vem daí a justificação para esta minha estadia na terra onde até os homens que se acham mais másculos andam de saias... Escusado será dizer que até eu mesmo me rendi aos encantos desta fardamenta típica, <text:s/>encontrando-se a minha própria figura a envergar um “</text:span><text:span text:style-name="T4">kilt” </text:span><text:span text:style-name="T7">aos quadradinhos de xadrez na precisa altura em que corro na direcção da casa da senhora Neville. Porque levo em mim tal prenda é algo que não me apraz revelar. Considerando o que acabo de desvendar creio agora ser provável que o facto pelo qual me perco em explicações que não são para agora se deverá, no mínimo em parte, ao efeito secundário da novidade causada por esta estranha massa de ar fria que sinto a assomar-se-me pelo escroto acima... </text:span></text:p>
      <text:p text:style-name="P1"><text:span text:style-name="T7"><text:s/></text:span><text:span text:style-name="T2"><text:s text:c="2"/></text:span></text:p>
      <text:p text:style-name="P1"><text:span text:style-name="T2">Voltando </text:span><text:span text:style-name="T2">a </text:span><text:span text:style-name="T2">Ms Nevile... É </text:span><text:span text:style-name="T2">a segunda vez que</text:span><text:span text:style-name="T2"> me chama neste ano e meio de convivência, da primeira vez </text:span><text:span text:style-name="T2">ainda </text:span><text:span text:style-name="T2">não me conhecia esta faceta de caçador de vampiros. Ainda me lembro dessa noite fria como </text:span><text:span text:style-name="T2">o </text:span><text:span text:style-name="T2">gelo </text:span><text:span text:style-name="T2">do Alaska, </text:span><text:span text:style-name="T2">em Dezembro,</text:span><text:span text:style-name="T2"> </text:span><text:span text:style-name="T2">em que comecei a ouvir os seus gritos </text:span><text:span text:style-name="T2">de aflição</text:span><text:span text:style-name="T2">. <text:s/></text:span><text:span text:style-name="T2">Como vizinho mais próximo foi meu o primeiro nome a ser bradado. </text:span><text:span text:style-name="T2">Foi assim por mero acaso e conveniência do destino que os nosso caminhos se cruzaram...</text:span></text:p>
      <text:p text:style-name="P3"/>
      <text:p text:style-name="P1"><text:span text:style-name="T2">D</text:span><text:span text:style-name="T2">esde então </text:span><text:span text:style-name="T2">que dela </text:span><text:span text:style-name="T2">se diz </text:span><text:span text:style-name="T2">ser</text:span><text:span text:style-name="T2"> louca mas eu sei que ela de maluca não tem </text:span><text:span text:style-name="T2">rigorosamente</text:span><text:span text:style-name="T2"> nada. Quando </text:span><text:span text:style-name="T2">a dada altura</text:span><text:span text:style-name="T2"> contava que o marido </text:span><text:span text:style-name="T2">recentemente falecido </text:span><text:span text:style-name="T2">a visit</text:span><text:span text:style-name="T2">a</text:span><text:span text:style-name="T2">v</text:span><text:span text:style-name="T2">a</text:span><text:span text:style-name="T2"> </text:span><text:span text:style-name="T2">praticamente</text:span><text:span text:style-name="T2"> todas as noites, </text:span><text:span text:style-name="T2">durante quase um mês,</text:span><text:span text:style-name="T2"> toda a gente </text:span><text:span text:style-name="T2">nos arredores</text:span><text:span text:style-name="T2"> achou que a mulher tinha alucinações e sofria de demência, </text:span><text:span text:style-name="T2">situação que </text:span><text:span text:style-name="T2">com naturalidade </text:span><text:span text:style-name="T2">todos associavam</text:span><text:span text:style-name="T2"> </text:span><text:span text:style-name="T2">ao “</text:span><text:span text:style-name="T4">stress”</text:span><text:span text:style-name="T2"> provocado pelo trauma da perda </text:span><text:span text:style-name="T2">sofrida</text:span><text:span text:style-name="T2">. </text:span><text:span text:style-name="T2">Bem... </text:span><text:span text:style-name="T2">nem</text:span><text:span text:style-name="T2"> todos... </text:span><text:span text:style-name="T2">O que eu </text:span><text:span text:style-name="T2">garanto é que se </text:span><text:span text:style-name="T2">a mulher </text:span><text:span text:style-name="T2">tivesse filhos estes a teriam mandado internar num hospício em três tempos, </text:span><text:span text:style-name="T2">tal não era o seu desvairo e </text:span><text:span text:style-name="T2">o tamanho da </text:span><text:soft-page-break/><text:span text:style-name="T2">sua</text:span><text:span text:style-name="T2"> exuberância ao falar no assunto.</text:span><text:span text:style-name="T2"> Mas ela não era </text:span><text:span text:style-name="T2">lunática</text:span><text:span text:style-name="T2"> </text:span><text:span text:style-name="T2">não</text:span><text:span text:style-name="T2">, mesmo quando alegava que o </text:span><text:span text:style-name="T2">defunto</text:span><text:span text:style-name="T2"> marido vagueava </text:span><text:span text:style-name="T2">em redor da</text:span><text:span text:style-name="T2"> zona, não estava a delirar. </text:span><text:span text:style-name="T2">Era </text:span><text:span text:style-name="T2">a mais </text:span><text:span text:style-name="T2">pura </text:span><text:span text:style-name="T2">das </text:span><text:span text:style-name="T2">realidade</text:span><text:span text:style-name="T2">s, por mais bizarro que tal aparente ser</text:span><text:span text:style-name="T2">. </text:span><text:span text:style-name="T2">Recordo com clareza na memória</text:span><text:span text:style-name="T2"> como se <text:s/></text:span><text:span text:style-name="T2">tivesse sido ontem,</text:span><text:span text:style-name="T2"> e sei disso melhor </text:span><text:span text:style-name="T2">do que ninguém</text:span><text:span text:style-name="T2"> porque fui eu </text:span><text:span text:style-name="T2">mesmo</text:span><text:span text:style-name="T2"> quem matou </text:span><text:span text:style-name="T2">Mr Neville</text:span><text:span text:style-name="T2">... pela segunda vez </text:span><text:span text:style-name="T2">quero eu dizer... </text:span><text:span text:style-name="T2">porque a primeira </text:span><text:span text:style-name="T2">morte </text:span><text:span text:style-name="T2">para ele </text:span><text:span text:style-name="T2">mais não foi do que uma incubação/metamorfose para</text:span><text:span text:style-name="T2"> vampiro </text:span><text:span text:style-name="T2">que durou muito mais </text:span><text:span text:style-name="T2">do </text:span><text:span text:style-name="T2">que o normal </text:span><text:span text:style-name="T2">(período que em média ronda algumas curtas horas)</text:span><text:span text:style-name="T2">, uma espécie de cataplexia muito singular</text:span><text:span text:style-name="T2"> </text:span><text:span text:style-name="T2">que uma pequena percentagem de indivíduos manifesta quando é mordida no pescoço </text:span><text:span text:style-name="T2">por um “puro”</text:span><text:span text:style-name="T2">. </text:span><text:span text:style-name="T2">O resultado é um híbrido de vampiro com </text:span><text:span text:style-name="T4">zombie</text:span><text:span text:style-name="T7">.</text:span><text:span text:style-name="T4"> </text:span><text:span text:style-name="T2">O estado de pseudo-morte durou uma semana. Foi este o </text:span><text:span text:style-name="T2">tempo que ele permaneceu no jazigo da família. Saiu e não deixou rasto que levantasse ou desse azo a qualquer suspeita </text:span><text:span text:style-name="T2">do coveiro</text:span><text:span text:style-name="T2">, por isso ninguém ousou sequer colocar a hipótese de confirmar a tese descabida dela.</text:span><text:span text:style-name="T2"> </text:span><text:span text:style-name="T2">Algo sobrevivera </text:span><text:span text:style-name="T2">naquele cérebro de </text:span><text:span text:style-name="T2">crisálida</text:span><text:span text:style-name="T2"> </text:span><text:span text:style-name="T2">mutante</text:span><text:span text:style-name="T2"> </text:span><text:span text:style-name="T2">que fizera com que o pobre coitado tivesse regressado para a atormentar, involuntariamente </text:span><text:span text:style-name="T2">ou não</text:span><text:span text:style-name="T2">.</text:span><text:span text:style-name="T2"> </text:span><text:span text:style-name="T2">Uns quantos neurónios </text:span><text:span text:style-name="T2">geneticamente </text:span><text:span text:style-name="T2">assombrados </text:span><text:span text:style-name="T2">sentir-se-iam ainda</text:span><text:span text:style-name="T2"> identifica</text:span><text:span text:style-name="T2">dos</text:span><text:span text:style-name="T2"> com aquela casa ou com aquela pessoa que outrora fora sua companheira. </text:span><text:span text:style-name="T2">O horror durou durante as quatro ou cinco noites em que o cadáver ambulante que nunca o fora vagueou pelo quintal dela sem rumo definido. Mr. Neville, </text:span><text:span text:style-name="T2">o vampiro </text:span><text:span text:style-name="T2">morto-vivo</text:span><text:span text:style-name="T2">,</text:span><text:span text:style-name="T2"> aparecia sempre </text:span><text:span text:style-name="T2">pela zona </text:span><text:span text:style-name="T2">por volta das 21:30, que curiosamente, segundo o que </text:span><text:span text:style-name="T2">a idosa</text:span><text:span text:style-name="T2"> me contou, coincidia com o horário em que costumavam servir o jantar </text:span><text:span text:style-name="T2">em casa</text:span><text:span text:style-name="T2">. </text:span><text:span text:style-name="T2">Vagueava pelo meio das hortaliças durante quatro ou cinco minutos e depois ia-se embora, </text:span><text:span text:style-name="T2">assim sem mais nem menos</text:span><text:span text:style-name="T2">. Ms. Neville espreitava-o sempre junto à janela, </text:span><text:span text:style-name="T2">aterrorizada</text:span><text:span text:style-name="T2">. No dia em que </text:span><text:span text:style-name="T2">ela se afoitou a abrir a porta e </text:span><text:span text:style-name="T2">ele </text:span><text:span text:style-name="T2">logrou entrar,</text:span><text:span text:style-name="T2"> focado apenas em alimentar-se </text:span><text:span text:style-name="T2">(mas </text:span><text:span text:style-name="T2">dela</text:span><text:span text:style-name="T2">),</text:span><text:span text:style-name="T2"> foi quando a mulher gritou por mim...</text:span></text:p>
      <text:p text:style-name="P3"/>
      <text:p text:style-name="P3">Mas tampouco é o marido de Ms Neville que me trás aqui hoje, e sim a própria Ms Neville. Peço desculpa se já começo a chatear a audiência que me lê de tanto deambular pelas linhas do pensamento, mas isto de sentir os pêlos púbicos a arrepiarem-se-me com a aragem nocturna não é algo a que me acostume com facilidade... Parece que me picam os testículos com alfinetes... Directa ou indirectamente, o certo é que o meu discernimento também sofre calafrios.</text:p>
      <text:p text:style-name="P3"/>
      <text:p text:style-name="P3">Não sei se foi desta que o raio da velha se passou definitivamente dos cornos ou não, permitam-me a expressão, mas o que eu vejo é que ela desatou a disparar tiros de zagalote para cima das habitações vizinhas, gritando que havia monstros voadores nos telhados. Clamou umas quantas vezes pelo meu nome entre chumbadas mal apontadas. Saí que nem uma flecha...</text:p>
      <text:p text:style-name="P3"/>
      <text:p text:style-name="P3">- Ms Neville! Tenha calma! - Exclamo eu ao saltar em claro o muro da sua propriedade. Antes de <text:soft-page-break/>aterrar do outro lado levo com um balázio de rompante que me raspa a orelha direita e a torna numa vitima colateral do seu assustado instinto assassino. Sinto a ponta do lóbulo a arder com a força de mil toros de lenha. Atiro-me para o chão e brado pelo nome dela enquanto vocifero o meu em simultâneo. Desta minha posição escrutino as redondezas em busca de algum sinal que pudesse explicar o sucedido. Em vão! Felizmente ela ouve a minha voz e os tiros param, embora o desatino continue durante mais alguns momentos...A rastejar aproximo-me devagarinho até que chego suficientemente perto para a maniatar e lhe conseguir tirar a arma das mãos. Ao fim de um bocado consigo acalmá-la. Com tanto alarido quase todas as luzes da vizinhança se acenderam. São quase duas da manhã e <text:s/>“velha maluca” e “sua doida” são apenas algumas das expressões (e das mais dóceis) que consigo perceber com nitidez.</text:p>
      <text:p text:style-name="P3"/>
      <text:p text:style-name="P5"><text:span text:style-name="T12">- Eles enfiaram-se nas chaminés! - Diz-me ela </text:span><text:span text:style-name="T12">sem rodeios</text:span><text:span text:style-name="T12">. Monstros com capas voadoras que saltitavam por cima dos telhados. <text:s/>Não conseguia dormir... pesadelos de novo, sabe como é... - Explicou - … e vim até à cozinha fazer um chá </text:span><text:span text:style-name="T12">de camomila</text:span><text:span text:style-name="T12">. Foi então que os vi, eram uns quatro ou cinco. Subiram pelas paredes que nem osgas e </text:span><text:span text:style-name="T12">depois pularam para cima dos telhados... Quando </text:span><text:span text:style-name="T12">saí e</text:span><text:span text:style-name="T12"> comecei a disparar mergulharam pelas chaminés... Estão dentro das casas... Ninguém está a salvo. - E disto isto </text:span><text:span text:style-name="T12">deixou arrastar a voz </text:span><text:span text:style-name="T12">até</text:span><text:span text:style-name="T12"> </text:span><text:span text:style-name="T12">perde</text:span><text:span text:style-name="T12">r </text:span><text:span text:style-name="T12">os sentidos no </text:span><text:span text:style-name="T12">meio do</text:span><text:span text:style-name="T12"> meus braços. Deixo escorregar </text:span><text:span text:style-name="T12">o corpo da</text:span><text:span text:style-name="T12"> mulher até ao chão sem saber muito bem o que fazer </text:span><text:span text:style-name="T12">perante esta </text:span><text:span text:style-name="T12">delicada </text:span><text:span text:style-name="T12">situação</text:span><text:span text:style-name="T12">. </text:span><text:span text:style-name="T12">Sinto os olhares alheios a lançarem-nos faíscas </text:span><text:span text:style-name="T12">de desagrado</text:span><text:span text:style-name="T12">. Vejo os vizinhos a reclamar mas tal como antes não vejo nada suspeito. O temor </text:span><text:span text:style-name="T12">que vira </text:span><text:span text:style-name="T12">nos seus olhos fez-me lembrar a forma como Hitchcock filmava o sentimento de pavor nos seus actores, </text:span><text:span text:style-name="T12">gélido, genuíno e petrificante como mais ninguém conseguiu captar </text:span><text:span text:style-name="T12">até hoje</text:span><text:span text:style-name="T12">, o</text:span><text:span text:style-name="T12"> que me deixou apreensivo </text:span><text:span text:style-name="T12">e arrepiado</text:span><text:span text:style-name="T12">. Pego-lhe </text:span><text:span text:style-name="T12">pelos</text:span><text:span text:style-name="T12"> pulsos e começo a arrastá-la </text:span><text:span text:style-name="T12">ao longo do alpendre de sua casa,</text:span><text:span text:style-name="T12"> na direcção da porta que deixara escancarada </text:span><text:span text:style-name="T12">atrás de si</text:span><text:span text:style-name="T12">. </text:span><text:span text:style-name="T12">Aos pouco</text:span><text:span text:style-name="T12">s </text:span><text:span text:style-name="T12">os</text:span><text:span text:style-name="T12"> ocupantes d</text:span><text:span text:style-name="T12">as casas vizinhas </text:span><text:span text:style-name="T12">começam a recolher aos aposentos</text:span><text:span text:style-name="T12">, </text:span><text:span text:style-name="T12">fecham as portas e as janela e voltam ao sossego do lar, </text:span><text:span text:style-name="T12">murmurando baixinho coisas que não distingo, </text:span><text:span text:style-name="T12">mas cujo teor não tenho dificuldade em imaginar</text:span><text:span text:style-name="T12">. </text:span><text:span text:style-name="T12"><text:s/></text:span><text:span text:style-name="T12">No preciso momento em que </text:span><text:span text:style-name="T12">eu vou fazer a mesma coisa à</text:span><text:span text:style-name="T12"> porta </text:span><text:span text:style-name="T12">que acabara de transpor</text:span><text:span text:style-name="T12">, </text:span><text:span text:style-name="T12">ouço gritos e distúrbios na casa dos Baskerville, que fica </text:span><text:span text:style-name="T12">em frente</text:span><text:span text:style-name="T12"> e do lado direito da de Ms Neville. </text:span><text:span text:style-name="T12">Ouço o cão deles a refilar. </text:span><text:span text:style-name="T12">Volto a sair e espero uns segundos.</text:span><text:span text:style-name="T12"> </text:span><text:span text:style-name="T12">O</text:span><text:span text:style-name="T12">uço barulhos em mais outra, e mais gritos numa terceira. Parece</text:span><text:span text:style-name="T12">-me quase</text:span><text:span text:style-name="T12"> um ataque coordenado, <text:s/></text:span><text:span text:style-name="T12">d</text:span><text:span text:style-name="T12">o quê não sei mas algo me diz que estou prestes a descobrir. Empurro a porta com um coice à </text:span><text:span text:style-name="T12">retaguarda</text:span><text:span text:style-name="T12">, deixo a</text:span><text:span text:style-name="T12"> mulher </text:span><text:span text:style-name="T12">a dormitar no soalho,</text:span><text:span text:style-name="T12"> e corro para o jardim dos Baskerville. </text:span><text:span text:style-name="T12">Volto a repetir a corrida de obstáculos...</text:span></text:p>
      <text:p text:style-name="P3"/>
      <text:p text:style-name="P5"><text:span text:style-name="T12">No preciso momento em que piso a espessa linha de relva, ainda molhada da última rega nocturna, sinto um par de dentes aguçados a cravarem-se-me <text:s/>num dos gémeos. Tombo por terra com o </text:span><text:soft-page-break/><text:span text:style-name="T12">estrondo de um cavalo de corrida a estatelar-se na pista. Sinto-me a ser arrastado. Rolo a cabeça para o lado e vejo uma bocarra enorme a abrir-se na direcção dos meus genitais. Num golpe repentino que mistura agilidade e sorte consigo enroscar as mãos em redor do pescoço grosso do </text:span><text:span text:style-name="T6">Rottweiler</text:span><text:span text:style-name="T12"> antes de ele chegar até mim. Embrulho-me com o animal numa luta pela sobrevivência. Sempre ouvi dizer mal desta e de outras raças do género mas hoje sinto-o na pele. O maldito bicharoco costuma estar sempre preso, o meu azar foi passar demasiado perto da sua casota, a correr e de noite, depois de tanto alarido, o que só serviu para o enervar ao ponto de me atacar. Quando está solto costuma estar sempre açaimado, o que não é o caso. Depois de vários rebolões pela erva e de várias investidas (felizmente quase todas infrutíferas) da sua parte, consigo deitar mão à corrente de aço que traz presa à fivela do pescoço. É com ela que lhe faço uma espécie de laço apertado à volta do cachaço. Só assim consigo dominá-lo. Ao fim de uns segundos </text:span><text:span text:style-name="T6">Doyle </text:span><text:span text:style-name="T8">deixa de respirar.</text:span></text:p>
      <text:p text:style-name="P3"/>
      <text:p text:style-name="P5"><text:span text:style-name="T12">Mal tenho tempo de me refazer do ataque quando se</text:span><text:span text:style-name="T12"> </text:span><text:span text:style-name="T12">estilhaça o vitral </text:span><text:span text:style-name="T12">colorido </text:span><text:span text:style-name="T12">que a casa ostenta n</text:span><text:span text:style-name="T12">a janela do</text:span><text:span text:style-name="T12"> segundo andar, </text:span><text:span text:style-name="T12">e de</text:span><text:span text:style-name="T12"> lá </text:span><text:span text:style-name="T12">de cima </text:span><text:span text:style-name="T12">salta </text:span><text:span text:style-name="T12">em voo</text:span><text:span text:style-name="T12"> uma criatura com corpo de homem e cara de javali </text:span><text:span text:style-name="T12">pelado</text:span><text:span text:style-name="T12">. Das outras casas vizinhas acodem </text:span><text:span text:style-name="T12">imediatamente </text:span><text:span text:style-name="T12">reforços, </text:span><text:span text:style-name="T12">nenhum </text:span><text:span text:style-name="T12">deles </text:span><text:span text:style-name="T12">para mim</text:span><text:span text:style-name="T12">. De repente estou rodeado por meia dúzia de aberrações da natureza. Em comum, para além d</text:span><text:span text:style-name="T12">e envergarem longas</text:span><text:span text:style-name="T12"> capas </text:span><text:span text:style-name="T12">de inv</text:span><text:span text:style-name="T12">e</text:span><text:span text:style-name="T12">rno </text:span><text:span text:style-name="T12">que não podiam contrastar mais com a minha saia curta</text:span><text:span text:style-name="T12">, têm o facto de </text:span><text:span text:style-name="T12">possuírem</text:span><text:span text:style-name="T12"> corpo </text:span><text:span text:style-name="T12">de </text:span><text:span text:style-name="T12">humano e face de qua</text:span><text:span text:style-name="T12">isquer outras</text:span><text:span text:style-name="T12"> coisa</text:span><text:span text:style-name="T12">s</text:span><text:span text:style-name="T12"> que não consigo descrever bem tendo por base algo concreto que não seja uma figura saída de um filme de terror, </text:span><text:span text:style-name="T12">daqueles</text:span><text:span text:style-name="T12"> de série B.</text:span><text:span text:style-name="T12"> <text:s/></text:span><text:span text:style-name="T12">Um gajo nunca pode julgar que já viu de tudo... </text:span></text:p>
      <text:p text:style-name="P3"/>
      <text:p text:style-name="P5"><text:span text:style-name="T12">Ouvi falar boatos de um laboratório ultra-secreto na Alemanha onde se tenta manipular geneticamente uma estirpe do vírus do vampirismo, </text:span><text:span text:style-name="T12">misturando genes de animais, humanos e vampiros para elaborar um </text:span><text:span text:style-name="T6">cocktail </text:span><text:span text:style-name="T8">que, </text:span><text:span text:style-name="T12">segundo consta </text:span><text:span text:style-name="T12">pelo</text:span><text:span text:style-name="T12"> </text:span><text:span text:style-name="T12">que </text:span><text:span text:style-name="T12">foi possível apurar </text:span><text:span text:style-name="T12">d</text:span><text:span text:style-name="T12">os relatos de cientistas dissidentes, </text:span><text:span text:style-name="T12">tem como</text:span><text:span text:style-name="T12"> objectivo criar uma nova raça </text:span><text:span text:style-name="T12">mista</text:span><text:span text:style-name="T12">, um meio termo entre “puros” e “transformados”, um ser com as características fisiológicas aperfeiçoadas e superiores que são comuns aos vampiros, e que ao mesmo tempo mantenha as capacidades humanas de raciocínio e discernimento do homem comum, dando origem assim a uma espécie superior </text:span><text:span text:style-name="T12">cuja génese servirá para propósitos pouco claros</text:span><text:span text:style-name="T12">. Não me admira nada que o sexteto que tenho por diante </text:span><text:span text:style-name="T12">seja fruto dessa nova academia de horrores. </text:span><text:span text:style-name="T12">Os alemães já</text:span><text:span text:style-name="T12"> </text:span><text:span text:style-name="T12">tentaram coisas diferentes com </text:span><text:span text:style-name="T12">objectivos</text:span><text:span text:style-name="T12"> semelhantes noutros tempos... </text:span><text:span text:style-name="T12">E estas coisas nunca correm como planeado...</text:span></text:p>
      <text:p text:style-name="P3"/>
      <text:p text:style-name="P5"><text:span text:style-name="T12">Não vejo absolutamente mais nada à minha volta que não seja o bando de criaturas demoníacas que me coloca no seio de um circulo que temo se comece a apertar. Todo o cenário de fundo passa a um “</text:span><text:span text:style-name="T6">frame rate</text:span><text:span text:style-name="T8">” demasiado rápido e num plano muito distante, <text:s/>e a minha vista treinada só consegue </text:span><text:soft-page-break/><text:span text:style-name="T8">pôr foco neles. Como arma de defesa tenho apenas a espingarda de Brenda, que nem sei se está carregada, e os membros do meu corpo. Mais nada! A minha primeira dúvida dissipa-se assim que o primeiro indivíduo com cara de marrã avança para mim, tentando lançar-me as unhacas afiadas à zona do trapézio.</text:span><text:span text:style-name="T12"> Afinal de contas restava um cartucho no cano, o qual foi manifestamente insuficiente para liquidar a ameaça com convicção. Envolvemo-nos numa luta corpo a corpo, como eu gosto e prefiro. Consigo cheirar o seu bafo horrível a coisas mortas. Dou uma cambalhota para trás e projeto-o por cima de mim e para cima de outro oponente, como uma peça de dominó. Sou atacado de todos os lados e vejo-me inclusivamente forçado a usar o corpo do Doyle como arma de arremesso. Digo-vos já que não surtiu muito efeito pois o raio da trela estava presa, agarrada a um arame que percorria o caminho entre duas estacas de ferro presas nos cantos do quintal por onde o animal se passeava. O seu corpo foi puxado como se se tratasse de um elástico ou do retorno de um </text:span><text:span text:style-name="T6">boomerang</text:span><text:span text:style-name="T8"> atrelado</text:span><text:span text:style-name="T12">, acariciando apenas ao de leve o abdómen do meu rival. Uso a caçadeira como se se tratasse de um taco de </text:span><text:span text:style-name="T6">basebol</text:span><text:span text:style-name="T12"> para me esquivar aos golpes. Mesmo nunca tendo praticado o desporto favorito dos americanos obtive a proeza de fazer apenas um </text:span><text:span text:style-name="T6">strike</text:span><text:span text:style-name="T8">, ou seja, apenas por uma única vez balanceei o bastão em vão no ar sem acertar no alvo. No calor da luta até</text:span><text:span text:style-name="T12"> um ramo seco que levantei do chão com o pé serviu de bastão para dar umas verdascadas. Pouco a pouco fui vencendo os meus adversários. Um a um foram tombando à minha mercê. Não obstante, tal como acontece quase sempre nos filmes de acção há sempre um mauzão mais teimoso que insiste em não morrer e que dá mais trabalho que os outros todos. Foi o que aconteceu. Com um golpe digno de um ninja deixa-me as mãos vazias. Lança-me as mãos à traqueia e pontapeando-me no estômago projeta-me no ar. Aos poucos vai-se assenhorando de mim. Começo a ter dificuldades em responder a alguns dos seus golpes mas ainda assim consigo contra-atacar que quando em vez... Devemos estar nisto há dez minutos ou mais. De súbito dou por mim tombado por terra à mercê dum vampiro que acaba de agarrar nos canos da espingarda e se prepara para me desferir uma pancada de golfe na cabeça. Por instinto coloco os braços na frente certo de que algo se fracturará. Nisto ouço-o a gemer de dor, num tom crescente que em muito me apanhou de surpresa, à medida que Ms. Neville lhe enterra uma forquilha pelas costas que o trespassa sensivelmente ao nível do coração. Aproveito a ajuda inesperada e dou um salto para me meter de pé. Rodopio junto do seu flanco e passo para trás dele. Retiro a forquilha das mãos da mulher e continuo eu o serviço, empurro o cabo de madeira com força maior ao mesmo tempo que lhe passo uma rasteira. Quando o apanho no chão cravo ainda mais o objecto no seu corpo, fazendo pressão com a sola do sapato. Retiro e volto a espetar a forquilha mais duas vezes. Parei na terceira porque os espasmos do seu corpo haviam cessado também. Limpo o suor da testa e procuro olhar para Ms. Neville, tenho de agradecer-lhe. Curiosamente encontro-a no chão, derrubada por um </text:span><text:span text:style-name="T6">Doyle</text:span><text:span text:style-name="T8"> ressuscitado que se agarra com afinco ao seu pescoço. O cão afinal não morrera. Não sei explicar como mas por alguma razão também se </text:span><text:soft-page-break/><text:span text:style-name="T8">transformou noutra coisa bizarra com muita pele em carne viva que não na zona das patas. Desenterro o meu machado de guerra do costado do meu rival e espeto-o no canídeo sem demora. Encosto-o a uma árvore e sento-me de pernas cruzadas ao lado da mulher que não se move, a descansar... </text:span></text:p>
      <text:p text:style-name="P4"/>
      <text:p text:style-name="P5"><text:span text:style-name="T8">Nas casa mais próximas não se vê vivalma. Apenas numa delas vejo uma criança do sexo masculino junto à escadaria da entrada, sentada no</text:span><text:span text:style-name="T8">s</text:span><text:span text:style-name="T8"> degraus com a cara escondida entre os joelhos. A minha atenção vai toda para ele. Certamente chorará pela sua família </text:span><text:span text:style-name="T8">que creio que tal como toda a vizinhança terá tido um destino inglório</text:span><text:span text:style-name="T8">. Decido ir até lá. Devemos ser as únicas duas coisas vivas num raio de vários quilómetros. Deixo atrás de mim um rastro de destruição e um quantos cadáveres espalhados por entre carreiros de flores, relva e </text:span><text:span text:style-name="T8">canteiros de </text:span><text:span text:style-name="T8">hortaliças, cenário pouco pitoresco para o género de combate que ali </text:span><text:span text:style-name="T8">acabou de ter</text:span><text:span text:style-name="T8"> lugar. <text:s/>Enquanto caminho lanço um último olhar na direcção de Ms. Neville. Encontro-a, para espanto meu, de pé, a olhar para mim. Só que aquela figura já não é a mesma pessoa de antes. Também não sei se ela é um vampiro </text:span><text:span text:style-name="T8">na verdadeira acepção do termo</text:span><text:span text:style-name="T8">. </text:span><text:span text:style-name="T8">Acho que </text:span><text:span text:style-name="T8">também ela </text:span><text:span text:style-name="T8">é</text:span><text:span text:style-name="T8"> outra coisa qualquer </text:span><text:span text:style-name="T8">agora</text:span><text:span text:style-name="T8">... </text:span><text:span text:style-name="T8">Contudo, o seu olhar parece-me pouco ameaçador, talvez até um pouco misericordioso, </text:span><text:span text:style-name="T8">não sei se por mim ou por ela</text:span><text:span text:style-name="T8">... </text:span>Ouço o pranto do rapaz a viajar com o vento na minha direcção. Olho para um e outro lado sem saber em qual prestar mais atenção. Decido-me pelo mais jovem e deixo escapar a octogenária. No espaço de dois ou três segundos deixo de a ver. Não sei como pode ter desaparecido tão rapidamente. Por incrível que pareça não fico minimamente chateado. Hoje de manhã recebi uma carta lacrada da ordem. Dentro de dois dias tenho de estar em Portugal, num tal de castelo de Almourol, onde uma reunião, soube hoje de manhã, foi marcada de urgência. Também na península ibérica há coisas mais importantes a acontecerem do <text:span text:style-name="T8">que </text:span><text:span text:style-name="T8">a caça a </text:span><text:span text:style-name="T8">uma velha </text:span><text:span text:style-name="T8">vampira (se de facto o é) </text:span><text:span text:style-name="T8">à solta</text:span><text:span text:style-name="T8">... </text:span></text:p>
      <text:p text:style-name="P4"/>
      <text:p text:style-name="P5"><text:span text:style-name="T8">Chego junto ao miúdo e sento-me com ele. </text:span><text:span text:style-name="T8">Continua cabisbaixo.</text:span><text:span text:style-name="T8"> </text:span><text:span text:style-name="T8">T</text:span><text:span text:style-name="T8">ento acalmá-lo afagando-lhe o cabelo ao de leve e sussurrando-lhe palavras reconfortantes. Não conheço o jovem, nunca o havia visto </text:span><text:span text:style-name="T8">assim </text:span><text:span text:style-name="T8">ao perto. </text:span><text:span text:style-name="T8">Sei que mora ali e é só.</text:span><text:span text:style-name="T8"> </text:span><text:span text:style-name="T8">Lentamente </text:span><text:span text:style-name="T8">ele olha para mim e num rugido quase imperceptível arreganha-me a dentadura recentemente desenvolvida, tentando-me amedrontar. Sinto um tremendo dilema dentro de mim. O que faço?... No meu ser trava-se um batalha moral que tem por objectivo definir a acção que devo tomar em seguida. Luta-se entre o eu caçador de vampiros sem escrúpulos e o eu ser humano afectuoso. Não quero ferir susceptibilidades nem tampouco provocar desapontamento por isso não vos vou contar quem venceu a contenda. </text:span><text:span text:style-name="T8">O que aconteceu de seguida guardo só para mim. </text:span><text:span text:style-name="T8">Afinal de contas esta era...</text:span></text:p>
      <text:p text:style-name="P4"/>
      <text:p text:style-name="P5"><text:soft-page-break/><text:span text:style-name="T8"><text:s/></text:span><text:span text:style-name="T9">a história de Brenda Nev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1T23:41:47</meta:creation-date>
    <dc:date>2015-02-17T23:24:00</dc:date>
    <meta:editing-duration>PT10H16M11S</meta:editing-duration>
    <meta:editing-cycles>46</meta:editing-cycles>
    <meta:generator>OpenOffice/4.0.1$Unix OpenOffice.org_project/401m5$Build-9714</meta:generator>
    <dc:creator>Paulo Cristo</dc:creator>
    <meta:document-statistic meta:table-count="0" meta:image-count="0" meta:object-count="0" meta:page-count="8" meta:paragraph-count="20" meta:word-count="3638" meta:character-count="20817"/>
  </office:meta>
</office:document-meta>
</file>